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p text:style-name="P1">Description (avec justifications) d'au moins deux principes SOLID utilisés dans le projet :<text:s/></text:p>
      <text:p text:style-name="Normal">- S :<text:s/>Principe de la responsabilité unique car chaque classe gère un et un seul élément (je vous invite à voir notre diagramme de classe).<text:s/><text:s/>Nos méthodes sont toutes à résponsabilité unique également.</text:p>
      <text:p text:style-name="Normal">- I : Principe de ségrégation de l’interface. Entres autres, notre interface « IELEMENT » que la classe « Element » hérite en est un bon exemple. Elle hérite des 2 interfaces « ILocalizable » et<text:s/>« ISimulable ». En effet,<text:s/>la localisation et la simulation de l’élément sont gérées<text:s/>de manière indépendante,<text:s/>la<text:s/>modification<text:s/>de la gestion de la position<text:s/>n’impactera pas la simulation.<text:s/></text:p>
      <text:p text:style-name="Normal">-<text:s/>D :<text:s/>principe d’inversion de dépendance. A travers l’interface « ILocalisation », on peut subsitituer <text:s/>faciliment la classe postion en créant un autre classe qui implémente<text:s/>« ILocalisation »<text:s/>sans impacter la classe<text:s/>« Element ». Pour montrer cela,<text:s/>on<text:s/>a créé volontairement la classe<text:s/>« PositionAlternative »<text:s/>(utilisé dans la ligne n°16<text:s/>du « main »)<text:s/>qui est équivalent à la classe<text:s/>« Position ». On peut substituer les 2 sans impacter le reste du cod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SON HERITAFITA</meta:initial-creator>
    <dc:creator>SAMSON HERITAFITA</dc:creator>
    <meta:creation-date>2021-12-31T17:09:00Z</meta:creation-date>
    <dc:date>2022-01-01T14:33:00Z</dc:date>
    <meta:template xlink:href="Normal.dotm" xlink:type="simple"/>
    <meta:editing-cycles>6</meta:editing-cycles>
    <meta:editing-duration>PT73440S</meta:editing-duration>
    <meta:document-statistic meta:page-count="1" meta:paragraph-count="2" meta:word-count="173" meta:character-count="1123" meta:row-count="7" meta:non-whitespace-character-count="952"/>
  </office:meta>
</office:document-meta>
</file>